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PageStyle_5f_staggered_5f_gri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0.74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dotted #000000"/>
    </style:style>
    <style:style style:name="ce5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dotted #000000" style:rotation-align="none" fo:border-top="0.74pt solid #000000"/>
    </style:style>
    <style:style style:name="ce9" style:family="table-cell" style:parent-style-name="Default">
      <style:table-cell-properties fo:border-bottom="none" style:diagonal-bl-tr="none" style:diagonal-tl-br="none" fo:border-left="1.76pt dashed #385724" fo:border-right="0.74pt dotted #000000" style:rotation-align="none" fo:border-top="1.76pt dashed #385724"/>
    </style:style>
    <style:style style:name="ce10" style:family="table-cell" style:parent-style-name="Default">
      <style:table-cell-properties fo:border-bottom="1.76pt dashed #385724" style:diagonal-bl-tr="none" style:diagonal-tl-br="none" fo:border-left="1.76pt dashed #385724" fo:border-right="none" style:rotation-align="none" fo:border-top="1.76pt solid #c00000"/>
    </style:style>
    <style:style style:name="ce11" style:family="table-cell" style:parent-style-name="Default">
      <style:table-cell-properties fo:border-bottom="1.76pt solid #c00000" style:diagonal-bl-tr="none" style:diagonal-tl-br="none" fo:border-left="1.76pt solid #c00000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dotted #000000" style:rotation-align="none" fo:border-top="none"/>
    </style:style>
    <style:style style:name="ce13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0.74pt dotted #000000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0.74pt dotted #000000" fo:border-right="1.76pt dashed #385724" style:rotation-align="none" fo:border-top="1.76pt dashed #385724"/>
    </style:style>
    <style:style style:name="ce16" style:family="table-cell" style:parent-style-name="Default">
      <style:table-cell-properties fo:border-bottom="1.76pt dashed #385724" style:diagonal-bl-tr="none" style:diagonal-tl-br="none" fo:border-left="1.76pt dashed #7030a0" fo:border-right="1.76pt dashed #385724" style:rotation-align="none" fo:border-top="1.76pt dashed #7030a0"/>
    </style:style>
    <style:style style:name="ce17" style:family="table-cell" style:parent-style-name="Default">
      <style:table-cell-properties fo:border-bottom="1.76pt dashed #7030a0" style:diagonal-bl-tr="none" style:diagonal-tl-br="none" fo:border-left="1.76pt dashed #7030a0" fo:border-right="1.76pt solid #c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0.74pt dotted #000000" fo:border-right="0.74pt solid #000000" style:rotation-align="none" fo:border-top="none"/>
    </style:style>
    <style:style style:name="ce19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</style:style>
    <style:style style:name="ce21" style:family="table-cell" style:parent-style-name="Default">
      <style:table-cell-properties fo:border-bottom="0.74pt dotted #000000" style:diagonal-bl-tr="none" style:diagonal-tl-br="none" fo:border-left="none" fo:border-right="1.76pt dashed #7030a0" style:rotation-align="none" fo:border-top="1.76pt dashed #7030a0"/>
    </style:style>
    <style:style style:name="ce22" style:family="table-cell" style:parent-style-name="Default">
      <style:table-cell-properties fo:border-bottom="1.76pt dashed #7030a0" style:diagonal-bl-tr="none" style:diagonal-tl-br="none" fo:border-left="none" fo:border-right="1.76pt dashed #7030a0" style:rotation-align="none" fo:border-top="0.74pt dotted #000000"/>
    </style:style>
    <style:style style:name="ce23" style:family="table-cell" style:parent-style-name="Default">
      <style:table-cell-properties fo:border-bottom="0.74pt dotted #000000" style:diagonal-bl-tr="none" style:diagonal-tl-br="none" fo:border-left="0.74pt dotte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dotted #000000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00000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7" style:family="table-cell" style:parent-style-name="Default">
      <style:table-cell-properties fo:border-bottom="0.74pt dotted #000000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dotted #000000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gr1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17.8pt" fo:padding-top="0pt" fo:padding-bottom="0pt" fo:padding-left="0pt" fo:padding-right="0pt" fo:wrap-option="wrap"/>
    </style:style>
    <style:style style:name="gr2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21.57pt" fo:padding-top="0pt" fo:padding-bottom="0pt" fo:padding-left="0pt" fo:padding-right="0pt" fo:wrap-option="wrap"/>
    </style:style>
    <style:style style:name="gr3" style:family="graphic">
      <style:graphic-properties draw:stroke="none" svg:stroke-width="0.99pt" draw:stroke-linejoin="miter" draw:fill="none" draw:textarea-vertical-align="middle" draw:auto-grow-height="false" draw:fit-to-size="false" fo:min-height="10.06pt" fo:min-width="9.55pt" fo:padding-top="0pt" fo:padding-bottom="0pt" fo:padding-left="0pt" fo:padding-right="0pt" fo:wrap-option="wrap"/>
    </style:style>
    <style:style style:name="gr4" style:family="graphic">
      <style:graphic-properties draw:stroke="solid" svg:stroke-width="2.01pt" svg:stroke-color="#385623" draw:marker-end="msArrowEnd_20_5" draw:marker-end-width="6.04pt" draw:marker-end-center="false" draw:stroke-linejoin="miter" draw:fill="none" draw:textarea-vertical-align="top" draw:auto-grow-height="false" fo:min-height="23.1pt" fo:min-width="0pt" fo:padding-top="3.54pt" fo:padding-bottom="3.54pt" fo:padding-left="7.09pt" fo:padding-right="7.09pt" fo:wrap-option="wrap"/>
    </style:style>
    <style:style style:name="gr5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19.39pt" fo:padding-top="0pt" fo:padding-bottom="0pt" fo:padding-left="0pt" fo:padding-right="0pt" fo:wrap-option="wrap"/>
    </style:style>
    <style:style style:name="gr6" style:family="graphic">
      <style:graphic-properties draw:stroke="solid" svg:stroke-width="1.45pt" svg:stroke-color="#385623" draw:marker-start="Arrow" draw:marker-start-width="4.2pt" draw:marker-end="Arrow" draw:marker-end-width="4.2pt" draw:marker-end-center="false" draw:stroke-linejoin="miter" draw:fill="none" draw:textarea-vertical-align="top" draw:auto-grow-height="false" fo:min-height="50.14pt" fo:min-width="0pt" fo:padding-top="3.26pt" fo:padding-bottom="3.26pt" fo:padding-left="6.8pt" fo:padding-right="6.8pt" fo:wrap-option="wrap"/>
    </style:style>
    <style:style style:name="gr7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21.63pt" fo:padding-top="0pt" fo:padding-bottom="0pt" fo:padding-left="0pt" fo:padding-right="0pt" fo:wrap-option="wrap"/>
    </style:style>
    <style:style style:name="gr8" style:family="graphic">
      <style:graphic-properties draw:stroke="none" svg:stroke-width="0.99pt" draw:stroke-linejoin="miter" draw:fill="none" draw:textarea-vertical-align="middle" draw:auto-grow-height="false" draw:fit-to-size="false" fo:min-height="18.43pt" fo:min-width="19.59pt" fo:padding-top="0pt" fo:padding-bottom="0pt" fo:padding-left="0pt" fo:padding-right="0pt" fo:wrap-option="wrap"/>
    </style:style>
    <style:style style:name="gr9" style:family="graphic">
      <style:graphic-properties draw:stroke="none" svg:stroke-width="0.99pt" draw:stroke-linejoin="miter" draw:fill="none" draw:textarea-vertical-align="middle" draw:auto-grow-height="false" draw:fit-to-size="false" fo:min-height="18.43pt" fo:min-width="19.39pt" fo:padding-top="0pt" fo:padding-bottom="0pt" fo:padding-left="0pt" fo:padding-right="0pt" fo:wrap-option="wrap"/>
    </style:style>
    <style:style style:name="gr10" style:family="graphic">
      <style:graphic-properties draw:stroke="none" svg:stroke-width="0.99pt" draw:stroke-linejoin="miter" draw:fill="none" draw:textarea-vertical-align="middle" draw:auto-grow-height="false" draw:fit-to-size="false" fo:min-height="9.98pt" fo:min-width="9.55pt" fo:padding-top="0pt" fo:padding-bottom="0pt" fo:padding-left="0pt" fo:padding-right="0pt" fo:wrap-option="wrap"/>
    </style:style>
    <style:style style:name="gr11" style:family="graphic">
      <style:graphic-properties draw:stroke="solid" svg:stroke-width="2.01pt" svg:stroke-color="#7030a0" draw:marker-end="msArrowEnd_20_5" draw:marker-end-width="6.04pt" draw:marker-end-center="false" draw:stroke-linejoin="miter" draw:fill="none" draw:textarea-vertical-align="top" draw:auto-grow-height="false" fo:min-height="0pt" fo:min-width="13.83pt" fo:padding-top="3.54pt" fo:padding-bottom="3.54pt" fo:padding-left="7.09pt" fo:padding-right="7.09pt" fo:wrap-option="wrap"/>
    </style:style>
    <style:style style:name="gr12" style:family="graphic">
      <style:graphic-properties draw:stroke="none" svg:stroke-width="0.99pt" draw:stroke-linejoin="miter" draw:fill="none" draw:textarea-vertical-align="middle" draw:auto-grow-height="false" draw:fit-to-size="false" fo:min-height="9.98pt" fo:min-width="9.75pt" fo:padding-top="0pt" fo:padding-bottom="0pt" fo:padding-left="0pt" fo:padding-right="0pt" fo:wrap-option="wrap"/>
    </style:style>
    <style:style style:name="gr13" style:family="graphic">
      <style:graphic-properties draw:stroke="none" svg:stroke-width="0.99pt" draw:stroke-linejoin="miter" draw:fill="none" draw:textarea-vertical-align="middle" draw:auto-grow-height="false" draw:fit-to-size="false" fo:min-height="18.43pt" fo:min-width="23.44pt" fo:padding-top="0pt" fo:padding-bottom="0pt" fo:padding-left="0pt" fo:padding-right="0pt" fo:wrap-option="wrap"/>
    </style:style>
    <style:style style:name="gr14" style:family="graphic">
      <style:graphic-properties draw:stroke="none" svg:stroke-width="0.99pt" draw:stroke-linejoin="miter" draw:fill="none" draw:textarea-vertical-align="middle" draw:auto-grow-height="false" draw:fit-to-size="false" fo:min-height="18.45pt" fo:min-width="21.51pt" fo:padding-top="0pt" fo:padding-bottom="0pt" fo:padding-left="0pt" fo:padding-right="0pt" fo:wrap-option="wrap"/>
    </style:style>
    <style:style style:name="gr15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19.59pt" fo:padding-top="0pt" fo:padding-bottom="0pt" fo:padding-left="0pt" fo:padding-right="0pt" fo:wrap-option="wrap"/>
    </style:style>
    <style:style style:name="gr16" style:family="graphic">
      <style:graphic-properties draw:stroke="none" svg:stroke-width="0.99pt" draw:stroke-linejoin="miter" draw:fill="none" draw:textarea-vertical-align="middle" draw:auto-grow-height="false" draw:fit-to-size="false" fo:min-height="17.8pt" fo:min-width="19.39pt" fo:padding-top="0pt" fo:padding-bottom="0pt" fo:padding-left="0pt" fo:padding-right="0pt" fo:wrap-option="wrap"/>
    </style:style>
    <style:style style:name="gr17" style:family="graphic">
      <style:graphic-properties draw:stroke="none" svg:stroke-width="0.99pt" draw:stroke-linejoin="miter" draw:fill="none" draw:textarea-vertical-align="middle" draw:auto-grow-height="false" draw:fit-to-size="false" fo:min-height="18.45pt" fo:min-width="21.63pt" fo:padding-top="0pt" fo:padding-bottom="0pt" fo:padding-left="0pt" fo:padding-right="0pt" fo:wrap-option="wrap"/>
    </style:style>
    <style:style style:name="gr18" style:family="graphic">
      <style:graphic-properties draw:stroke="solid" svg:stroke-width="1.45pt" svg:stroke-color="#7030a0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48pt" fo:padding-top="3.26pt" fo:padding-bottom="3.26pt" fo:padding-left="6.8pt" fo:padding-right="6.8pt" fo:wrap-option="wrap"/>
    </style:style>
    <style:style style:name="gr19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21.51pt" fo:padding-top="0pt" fo:padding-bottom="0pt" fo:padding-left="0pt" fo:padding-right="0pt" fo:wrap-option="wrap"/>
    </style:style>
    <style:style style:name="gr20" style:family="graphic">
      <style:graphic-properties draw:stroke="solid" svg:stroke-width="1.45pt" svg:stroke-color="#7030a0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37pt" fo:padding-top="3.26pt" fo:padding-bottom="3.26pt" fo:padding-left="6.8pt" fo:padding-right="6.8pt" fo:wrap-option="wrap"/>
    </style:style>
    <style:style style:name="gr21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21.74pt" fo:padding-top="0pt" fo:padding-bottom="0pt" fo:padding-left="0pt" fo:padding-right="0pt" fo:wrap-option="wrap"/>
    </style:style>
    <style:style style:name="gr22" style:family="graphic">
      <style:graphic-properties draw:stroke="solid" svg:stroke-width="1.45pt" svg:stroke-color="#7030a0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05pt" fo:padding-top="3.26pt" fo:padding-bottom="3.26pt" fo:padding-left="6.8pt" fo:padding-right="6.8pt" fo:wrap-option="wrap"/>
    </style:style>
    <style:style style:name="P1" style:family="paragraph">
      <style:paragraph-properties fo:margin-top="0pt" fo:margin-bottom="0pt" fo:line-height="100%" fo:text-align="center"/>
    </style:style>
    <style:style style:name="P2" style:family="paragraph">
      <loext:graphic-properties draw:fill="none"/>
      <style:paragraph-properties fo:margin-top="0pt" fo:margin-bottom="0pt" fo:line-height="100%" fo:text-align="center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pt" fo:margin-bottom="0pt" fo:line-height="100%"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385623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385623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font-variant="normal" fo:text-transform="none" fo:color="#385623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8pt" fo:letter-spacing="normal" style:text-underline-style="none" fo:font-weight="normal" style:font-family-asian="'Cambria Math'" style:font-family-generic-asian="modern" style:font-pitch-asian="fixed" style:font-size-asian="8pt" style:font-weight-asian="normal" style:font-size-complex="8pt" style:font-weight-complex="normal"/>
    </style:style>
    <style:style style:name="T7" style:family="text">
      <style:text-properties fo:font-variant="normal" fo:text-transform="none" fo:color="#c00000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c00000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font-variant="normal" fo:text-transform="none" fo:color="#c00000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7030a0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7030a0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12" style:family="text">
      <style:text-properties fo:font-variant="normal" fo:text-transform="none" fo:color="#7030a0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gered_gri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2">
            <draw:custom-shape table:end-cell-address="staggered_grid.E6" table:end-x="24.8pt" table:end-y="2.44pt" draw:z-index="5" draw:name="Rectangle 6" draw:style-name="gr1" draw:text-style-name="P2" svg:width="17.77pt" svg:height="18.48pt" svg:x="7.03pt" svg:y="12.3pt">
              <text:p text:style-name="P1"><text:span text:style-name="T1">𝑦</text:span><text:span text:style-name="T2">𝑗</text:span><text:span text:style-name="T2">+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staggered_grid.F6" table:end-x="24.46pt" table:end-y="2.89pt" draw:z-index="17" draw:name="Rectangle 25" draw:style-name="gr2" draw:text-style-name="P2" svg:width="21.54pt" svg:height="18.48pt" svg:x="2.92pt" svg:y="12.76pt">
              <text:p text:style-name="P1"><text:span text:style-name="T3">𝑣</text:span><text:span text:style-name="T4">𝑖</text:span><text:span text:style-name="T4">,𝑗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6" table:end-x="3.63pt" table:end-y="5.16pt" draw:z-index="21" draw:name="Rectangle 30" draw:style-name="gr3" draw:text-style-name="P2" svg:width="9.52pt" svg:height="10.03pt" svg:x="21.12pt" svg:y="23.47pt">
              <text:p text:style-name="P1"><text:span text:style-name="T5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6" table:end-x="26.9pt" table:end-y="14.88pt" draw:z-index="35" draw:name="Straight Arrow Connector 11" draw:style-name="gr4" draw:text-style-name="P3" svg:width="0.03pt" svg:height="30.19pt" svg:x="26.9pt" svg:y="43.2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3"/>
          <table:table-cell table:style-name="ce7"/>
          <table:table-cell table:style-name="ce13"/>
          <table:table-cell table:style-name="ce26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style-name="ce8">
            <draw:custom-shape table:end-cell-address="staggered_grid.F7" table:end-x="18.82pt" table:end-y="2.89pt" draw:z-index="14" draw:name="Rectangle 21" draw:style-name="gr1" draw:text-style-name="P2" svg:width="17.77pt" svg:height="18.48pt" svg:x="1.05pt" svg:y="12.76pt">
              <text:p text:style-name="P1"><text:span text:style-name="T3">𝑛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"/>
          <table:table-cell table:style-name="ce19"/>
          <table:table-cell table:style-name="ce23"/>
          <table:table-cell table:style-name="ce27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4">
            <draw:custom-shape table:end-cell-address="staggered_grid.E8" table:end-x="24.8pt" table:end-y="1.96pt" draw:z-index="3" draw:name="Rectangle 4" draw:style-name="gr1" draw:text-style-name="P2" svg:width="17.77pt" svg:height="18.48pt" svg:x="7.03pt" svg:y="11.82pt">
              <text:p text:style-name="P1"><text:span text:style-name="T1">𝑦</text:span><text:span text:style-name="T2">𝑗</text:span><text:span text:style-name="T2">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>
            <draw:custom-shape table:end-cell-address="staggered_grid.F8" table:end-x="26.84pt" table:end-y="14.63pt" draw:z-index="9" draw:name="Straight Arrow Connector 11" draw:style-name="gr4" draw:text-style-name="P3" svg:width="0.03pt" svg:height="30.19pt" svg:x="26.84pt" svg:y="42.94pt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taggered_grid.G8" table:end-x="0.43pt" table:end-y="1.5pt" draw:z-index="10" draw:name="Rectangle 17" draw:style-name="gr5" draw:text-style-name="P2" svg:width="19.36pt" svg:height="18.48pt" svg:x="8.08pt" svg:y="11.37pt">
              <text:p text:style-name="P1"><text:span text:style-name="T3">𝑣</text:span><text:span text:style-name="T4">𝑖</text:span><text:span text:style-name="T4">,𝑗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8" table:end-x="3.6pt" table:end-y="5.61pt" draw:z-index="20" draw:name="Rectangle 29" draw:style-name="gr3" draw:text-style-name="P2" svg:width="9.52pt" svg:height="10.03pt" svg:x="21.09pt" svg:y="23.92pt">
              <text:p text:style-name="P1"><text:span text:style-name="T5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"/>
          <table:table-cell table:style-name="ce20"/>
          <table:table-cell table:style-name="ce24"/>
          <table:table-cell table:style-name="ce28">
            <draw:custom-shape table:end-cell-address="staggered_grid.J8" table:end-x="21.88pt" table:end-y="28.37pt" draw:z-index="30" draw:name="Straight Arrow Connector 24" draw:style-name="gr6" draw:text-style-name="P3" svg:width="0.03pt" svg:height="56.66pt" svg:x="21.88pt" svg:y="56.69pt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taggered_grid.J8" table:end-x="24.15pt" table:end-y="13.63pt" draw:z-index="32" draw:name="Rectangle 1" draw:style-name="gr7" draw:text-style-name="P4" svg:width="21.6pt" svg:height="18.48pt" svg:x="2.55pt" svg:y="23.5pt">
              <text:p text:style-name="P1"><text:span text:style-name="T6">Dy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5">
            <draw:custom-shape table:end-cell-address="staggered_grid.F9" table:end-x="16.47pt" table:end-y="13.1pt" draw:z-index="13" draw:name="Rectangle 20" draw:style-name="gr8" draw:text-style-name="P2" svg:width="19.56pt" svg:height="18.4pt" svg:x="23.9pt" svg:y="23.07pt">
              <text:p text:style-name="P1"><text:span text:style-name="T3">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>
            <draw:custom-shape table:end-cell-address="staggered_grid.G9" table:end-x="0.91pt" table:end-y="0.45pt" draw:z-index="6" draw:name="Rectangle 7" draw:style-name="gr9" draw:text-style-name="P2" svg:width="19.36pt" svg:height="18.4pt" svg:x="8.56pt" svg:y="10.43pt">
              <text:p text:style-name="P1"><text:span text:style-name="T7">𝑝</text:span><text:span text:style-name="T8">𝑖</text:span><text:span text:style-name="T8">,𝑗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9" table:end-x="3.34pt" table:end-y="5.3pt" draw:z-index="22" draw:name="Rectangle 31" draw:style-name="gr10" draw:text-style-name="P2" svg:width="9.52pt" svg:height="9.95pt" svg:x="20.83pt" svg:y="23.73pt">
              <text:p text:style-name="P1"><text:span text:style-name="T9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6">
            <draw:custom-shape table:end-cell-address="staggered_grid.H8" table:end-x="13.21pt" table:end-y="28.26pt" draw:z-index="7" draw:name="Straight Arrow Connector 9" draw:style-name="gr11" draw:text-style-name="P3" svg:width="28.01pt" svg:height="0.03pt" svg:x="12.19pt" svg:y="28.23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H9" table:end-x="1.47pt" table:end-y="0.91pt" draw:z-index="8" draw:name="Rectangle 10" draw:style-name="gr8" draw:text-style-name="P2" svg:width="19.56pt" svg:height="18.4pt" svg:x="8.9pt" svg:y="10.89pt">
              <text:p text:style-name="P1"><text:span text:style-name="T10">𝑢</text:span><text:span text:style-name="T11">𝑖</text:span><text:span text:style-name="T11">,𝑗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H9" table:end-x="3.66pt" table:end-y="5.13pt" draw:z-index="18" draw:name="Rectangle 26" draw:style-name="gr12" draw:text-style-name="P2" svg:width="9.72pt" svg:height="9.95pt" svg:x="20.92pt" svg:y="23.56pt">
              <text:p text:style-name="P1"><text:span text:style-name="T12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/>
          <table:table-cell table:style-name="ce3">
            <draw:custom-shape table:end-cell-address="staggered_grid.I9" table:end-x="24.83pt" table:end-y="1.84pt" draw:z-index="15" draw:name="Rectangle 22" draw:style-name="gr13" draw:text-style-name="P2" svg:width="23.41pt" svg:height="18.4pt" svg:x="1.42pt" svg:y="11.82pt">
              <text:p text:style-name="P1"><text:span text:style-name="T10">𝑢</text:span><text:span text:style-name="T11">𝑖</text:span><text:span text:style-name="T11">+1,𝑗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J9" table:end-x="3.8pt" table:end-y="5.36pt" draw:z-index="19" draw:name="Rectangle 28" draw:style-name="gr12" draw:text-style-name="P2" svg:width="9.72pt" svg:height="9.95pt" svg:x="21.06pt" svg:y="23.78pt">
              <text:p text:style-name="P1"><text:span text:style-name="T12">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staggered_grid.K9" table:end-x="17.23pt" table:end-y="9.3pt" draw:z-index="31" draw:name="Rectangle 1" draw:style-name="gr14" draw:text-style-name="P4" svg:width="21.49pt" svg:height="18.43pt" svg:x="22.76pt" svg:y="19.25pt">
              <text:p text:style-name="P1"><text:span text:style-name="T6">D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custom-shape table:end-cell-address="staggered_grid.K9" table:end-x="0.06pt" table:end-y="28.35pt" draw:z-index="29" draw:name="Straight Arrow Connector 24" draw:style-name="gr6" draw:text-style-name="P3" svg:width="0.03pt" svg:height="56.66pt" svg:x="0.06pt" svg:y="56.69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4">
            <draw:custom-shape table:end-cell-address="staggered_grid.F10" table:end-x="1.47pt" table:end-y="13.1pt" draw:z-index="0" draw:name="Rectangle 1" draw:style-name="gr15" draw:text-style-name="P2" svg:width="19.56pt" svg:height="18.48pt" svg:x="8.9pt" svg:y="22.96pt">
              <text:p text:style-name="P1"><text:span text:style-name="T1">𝑥</text:span><text:span text:style-name="T2">𝑖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10" table:end-x="1.47pt" table:end-y="1.39pt" draw:z-index="1" draw:name="Rectangle 2" draw:style-name="gr15" draw:text-style-name="P2" svg:width="19.56pt" svg:height="18.48pt" svg:x="8.9pt" svg:y="11.25pt">
              <text:p text:style-name="P1"><text:span text:style-name="T1">𝑦</text:span><text:span text:style-name="T2">𝑗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>
            <draw:custom-shape table:end-cell-address="staggered_grid.G9" table:end-x="3.71pt" table:end-y="23.87pt" draw:z-index="12" draw:name="Rectangle 19" draw:style-name="gr16" draw:text-style-name="P2" svg:width="19.36pt" svg:height="17.77pt" svg:x="11.37pt" svg:y="6.09pt">
              <text:p text:style-name="P1"><text:span text:style-name="T10">𝑤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">
            <draw:custom-shape table:end-cell-address="staggered_grid.G10" table:end-x="24.8pt" table:end-y="13.1pt" draw:z-index="2" draw:name="Rectangle 3" draw:style-name="gr1" draw:text-style-name="P2" svg:width="17.77pt" svg:height="18.48pt" svg:x="7.03pt" svg:y="22.96pt">
              <text:p text:style-name="P1"><text:span text:style-name="T1">𝑥</text:span><text:span text:style-name="T2">𝑖</text:span><text:span text:style-name="T2">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2">
            <draw:custom-shape table:end-cell-address="staggered_grid.I9" table:end-x="13.1pt" table:end-y="23.87pt" draw:z-index="11" draw:name="Rectangle 18" draw:style-name="gr16" draw:text-style-name="P2" svg:width="19.36pt" svg:height="17.77pt" svg:x="20.75pt" svg:y="6.09pt">
              <text:p text:style-name="P1"><text:span text:style-name="T10">𝑒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5">
            <draw:custom-shape table:end-cell-address="staggered_grid.I10" table:end-x="24.35pt" table:end-y="12.64pt" draw:z-index="4" draw:name="Rectangle 5" draw:style-name="gr1" draw:text-style-name="P2" svg:width="17.77pt" svg:height="18.48pt" svg:x="6.58pt" svg:y="22.51pt">
              <text:p text:style-name="P1"><text:span text:style-name="T1">𝑥</text:span><text:span text:style-name="T2">𝑖</text:span><text:span text:style-name="T2">+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J9" table:end-x="13.21pt" table:end-y="0pt" draw:z-index="16" draw:name="Straight Arrow Connector 23" draw:style-name="gr11" draw:text-style-name="P3" svg:width="28.01pt" svg:height="0.03pt" svg:x="12.19pt" svg:y="-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8">
            <draw:custom-shape table:end-cell-address="staggered_grid.J10" table:end-x="24.15pt" table:end-y="3.51pt" draw:z-index="33" draw:name="Rectangle 1" draw:style-name="gr17" draw:text-style-name="P4" svg:width="21.6pt" svg:height="18.43pt" svg:x="2.55pt" svg:y="13.44pt">
              <text:p text:style-name="P1"><text:span text:style-name="T6">Dy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J10" table:end-x="21.8pt" table:end-y="28.35pt" draw:z-index="34" draw:name="Straight Arrow Connector 24" draw:style-name="gr6" draw:text-style-name="P3" svg:width="0.03pt" svg:height="56.66pt" svg:x="21.8pt" svg:y="56.66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>
            <draw:custom-shape table:end-cell-address="staggered_grid.F10" table:end-x="26.84pt" table:end-y="21.06pt" draw:z-index="23" draw:name="Straight Arrow Connector 23" draw:style-name="gr18" draw:text-style-name="P3" svg:width="54.09pt" svg:height="0.03pt" svg:x="26.76pt" svg:y="21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">
            <draw:custom-shape table:end-cell-address="staggered_grid.F10" table:end-x="7.8pt" table:end-y="25.51pt" draw:z-index="24" draw:name="Rectangle 1" draw:style-name="gr19" draw:text-style-name="P4" svg:width="21.49pt" svg:height="18.48pt" svg:x="13.29pt" svg:y="7.03pt">
              <text:p text:style-name="P1"><text:span text:style-name="T6">Dx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>
            <draw:custom-shape table:end-cell-address="staggered_grid.H10" table:end-x="0.26pt" table:end-y="27.55pt" draw:z-index="25" draw:name="Straight Arrow Connector 23" draw:style-name="gr20" draw:text-style-name="P3" svg:width="53.97pt" svg:height="0.03pt" svg:x="0.28pt" svg:y="27.52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G11" table:end-x="10.15pt" table:end-y="13.35pt" draw:z-index="26" draw:name="Rectangle 1" draw:style-name="gr21" draw:text-style-name="P4" svg:width="21.71pt" svg:height="18.48pt" svg:x="15.45pt" svg:y="23.22pt">
              <text:p text:style-name="P1"><text:span text:style-name="T6">D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>
            <draw:custom-shape table:end-cell-address="staggered_grid.H10" table:end-x="27.04pt" table:end-y="21.03pt" draw:z-index="27" draw:name="Straight Arrow Connector 23" draw:style-name="gr22" draw:text-style-name="P3" svg:width="53.66pt" svg:height="0.03pt" svg:x="0.37pt" svg:y="21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H10" table:end-x="7.68pt" table:end-y="25.48pt" draw:z-index="28" draw:name="Rectangle 1" draw:style-name="gr19" draw:text-style-name="P4" svg:width="21.49pt" svg:height="18.48pt" svg:x="13.18pt" svg:y="7pt">
              <text:p text:style-name="P1"><text:span text:style-name="T6">Dx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/>
          <table:table-cell table:style-name="ce14"/>
          <table:table-cell table:style-name="ce29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/00/0000</text:date>, <text:time style:data-style-name="N2" text:time-value="21:42:29.838345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tical_5f_profile" style:display-name="PageStyle_analytical_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mes" style:display-name="PageStyle_Schem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gered_5f_grid" style:display-name="PageStyle_staggered_gr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hmad Raza</meta:initial-creator>
    <meta:creation-date>2017-10-14T16:07:13</meta:creation-date>
    <dc:date>2018-01-02T21:47:35.184519654</dc:date>
    <meta:generator>LibreOffice/5.4.2.2$Linux_X86_64 LibreOffice_project/40m0$Build-2</meta:generator>
    <meta:editing-duration>PT20M31S</meta:editing-duration>
    <meta:editing-cycles>3</meta:editing-cycles>
    <meta:document-statistic meta:table-count="1" meta:cell-count="0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